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DejaVu Sans" svg:font-family="'DejaVu Sans'" style:font-family-generic="roman" style:font-pitch="variable"/>
    <style:font-face style:name="Tinos" svg:font-family="Tinos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4.834cm"/>
    </style:style>
    <style:style style:name="gr2" style:family="graphic" style:parent-style-name="standard">
      <style:graphic-properties draw:textarea-horizontal-align="justify" draw:textarea-vertical-align="middle" draw:auto-grow-height="false" fo:min-height="0.747cm" fo:min-width="0.49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74cm"/>
    </style:style>
    <style:style style:name="gr5" style:family="graphic" style:parent-style-name="standard">
      <style:graphic-properties draw:fill-color="#cfe7f5" draw:textarea-horizontal-align="justify" draw:textarea-vertical-align="top" draw:auto-grow-height="false" fo:min-height="14.101cm" fo:min-width="25.916cm"/>
    </style:style>
    <style:style style:name="gr6" style:family="graphic" style:parent-style-name="standard">
      <style:graphic-properties draw:textarea-horizontal-align="justify" draw:textarea-vertical-align="top" draw:auto-grow-height="false" fo:min-height="6.608cm" fo:min-width="8.39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1.02cm" fo:min-width="3.945cm"/>
    </style:style>
    <style:style style:name="gr8" style:family="graphic" style:parent-style-name="standard">
      <style:graphic-properties draw:stroke="none" svg:stroke-color="#000000" draw:fill="none" draw:fill-color="#ffffff" fo:min-height="0.878cm"/>
    </style:style>
    <style:style style:name="gr9" style:family="graphic" style:parent-style-name="standard">
      <style:graphic-properties draw:fill-color="#ffcc99" draw:textarea-horizontal-align="justify" draw:textarea-vertical-align="middle" draw:auto-grow-height="false" fo:min-height="0.893cm" fo:min-width="13.724cm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 fo:min-height="0.893cm" fo:min-width="16.01cm"/>
    </style:style>
    <style:style style:name="gr11" style:family="graphic" style:parent-style-name="standard">
      <style:graphic-properties draw:fill-color="#ffcc99" draw:textarea-horizontal-align="justify" draw:textarea-vertical-align="middle" draw:auto-grow-height="false" fo:min-height="0.893cm" fo:min-width="19.82cm"/>
    </style:style>
    <style:style style:name="gr12" style:family="graphic" style:parent-style-name="standard">
      <style:graphic-properties draw:fill-color="#cfe7f5" draw:textarea-horizontal-align="justify" draw:textarea-vertical-align="top" draw:auto-grow-height="false" fo:min-height="9.4cm" fo:min-width="12.073cm"/>
    </style:style>
    <style:style style:name="gr13" style:family="graphic" style:parent-style-name="standard">
      <style:graphic-properties draw:textarea-horizontal-align="justify" draw:textarea-vertical-align="top" draw:auto-grow-height="false" fo:min-height="4.361cm" fo:min-width="4.073cm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0.604cm" fo:min-width="1.786cm"/>
    </style:style>
    <style:style style:name="gr15" style:family="graphic" style:parent-style-name="standard">
      <style:graphic-properties draw:fill-color="#ffcc99" draw:textarea-horizontal-align="justify" draw:textarea-vertical-align="middle" draw:auto-grow-height="false" fo:min-height="1.355cm" fo:min-width="9.953cm"/>
    </style:style>
    <style:style style:name="gr16" style:family="graphic" style:parent-style-name="standard">
      <style:graphic-properties draw:fill-color="#ffffcc" draw:textarea-horizontal-align="justify" draw:textarea-vertical-align="middle" draw:auto-grow-height="false" fo:min-height="0.603cm" fo:min-width="1.786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0.605cm" fo:min-width="1.609cm"/>
    </style:style>
    <style:style style:name="gr18" style:family="graphic" style:parent-style-name="standard">
      <style:graphic-properties draw:fill-color="#ffffcc" draw:textarea-horizontal-align="justify" draw:textarea-vertical-align="middle" draw:auto-grow-height="false" fo:min-height="0.604cm" fo:min-width="1.787cm"/>
    </style:style>
    <style:style style:name="gr19" style:family="graphic" style:parent-style-name="standard">
      <style:graphic-properties draw:fill-color="#ffffcc" draw:textarea-horizontal-align="justify" draw:textarea-vertical-align="middle" draw:auto-grow-height="false" fo:min-height="2.128cm" fo:min-width="1.787cm"/>
    </style:style>
    <style:style style:name="gr20" style:family="graphic" style:parent-style-name="standard">
      <style:graphic-properties draw:fill-color="#ffcc99" draw:textarea-horizontal-align="justify" draw:textarea-vertical-align="middle" draw:auto-grow-height="false" fo:min-height="0.893cm" fo:min-width="20.328cm"/>
    </style:style>
    <style:style style:name="gr21" style:family="graphic" style:parent-style-name="standard">
      <style:graphic-properties draw:fill-color="#ffffcc" draw:textarea-horizontal-align="justify" draw:textarea-vertical-align="middle" draw:auto-grow-height="false" fo:min-height="0.639cm" fo:min-width="2.04cm"/>
    </style:style>
    <style:style style:name="gr22" style:family="graphic" style:parent-style-name="standard">
      <style:graphic-properties draw:stroke="none" svg:stroke-color="#000000" draw:fill="none" draw:fill-color="#ffffff" fo:min-height="0.258cm"/>
    </style:style>
    <style:style style:name="gr23" style:family="graphic" style:parent-style-name="standard">
      <style:graphic-properties draw:fill-color="#ffcc99" draw:textarea-horizontal-align="justify" draw:textarea-vertical-align="middle" draw:auto-grow-height="false" fo:min-height="0.739cm" fo:min-width="8.263cm"/>
    </style:style>
    <style:style style:name="gr24" style:family="graphic" style:parent-style-name="standard">
      <style:graphic-properties draw:fill-color="#ffcc99" draw:textarea-horizontal-align="justify" draw:textarea-vertical-align="middle" draw:auto-grow-height="false" fo:min-height="1.355cm" fo:min-width="10.969cm"/>
    </style:style>
    <style:style style:name="gr25" style:family="graphic" style:parent-style-name="standard">
      <style:graphic-properties draw:fill-color="#ffffcc" draw:textarea-horizontal-align="justify" draw:textarea-vertical-align="middle" draw:auto-grow-height="false" fo:min-height="0.519cm" fo:min-width="2.04cm"/>
    </style:style>
    <style:style style:name="gr26" style:family="graphic" style:parent-style-name="standard">
      <style:graphic-properties draw:fill-color="#cfe7f5" draw:textarea-horizontal-align="justify" draw:textarea-vertical-align="top" draw:auto-grow-height="false" fo:min-height="3.814cm" fo:min-width="6.612cm"/>
    </style:style>
    <style:style style:name="gr27" style:family="graphic" style:parent-style-name="standard">
      <style:graphic-properties draw:fill-color="#ffffcc" draw:textarea-horizontal-align="justify" draw:textarea-vertical-align="middle" draw:auto-grow-height="false" fo:min-height="0.489cm" fo:min-width="1.786cm"/>
    </style:style>
    <style:style style:name="gr28" style:family="graphic" style:parent-style-name="standard">
      <style:graphic-properties draw:fill-color="#ffffcc" draw:textarea-horizontal-align="justify" draw:textarea-vertical-align="middle" draw:auto-grow-height="false" fo:min-height="0.488cm" fo:min-width="1.787cm"/>
    </style:style>
    <style:style style:name="gr29" style:family="graphic" style:parent-style-name="standard">
      <style:graphic-properties draw:textarea-vertical-align="middle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.394cm" fo:min-width="1.403cm"/>
    </style:style>
    <style:style style:name="gr31" style:family="graphic" style:parent-style-name="standard">
      <style:graphic-properties draw:stroke="none" svg:stroke-color="#000000" draw:fill="none" draw:fill-color="#ffffff" fo:min-height="1.28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cfe7f5"/>
      <style:paragraph-properties fo:text-align="center"/>
    </style:style>
    <style:style style:name="P5" style:family="paragraph">
      <loext:graphic-properties draw:fill-color="#ffffcc"/>
      <style:paragraph-properties fo:text-align="center"/>
    </style:style>
    <style:style style:name="P6" style:family="paragraph">
      <loext:graphic-properties draw:fill-color="#cfe7f5"/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-color="#ffffcc"/>
      <style:paragraph-properties fo:text-align="center"/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cc99"/>
      <style:paragraph-properties fo:text-align="center"/>
    </style:style>
    <style:style style:name="P11" style:family="paragraph">
      <loext:graphic-properties draw:fill-color="#ffcc99"/>
      <style:paragraph-properties fo:text-align="center"/>
      <style:text-properties fo:font-size="18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text-properties fo:font-size="16pt"/>
    </style:style>
    <style:style style:name="P14" style:family="paragraph">
      <loext:graphic-properties draw:fill="none" draw:fill-color="#ffffff"/>
      <style:text-properties fo:font-size="16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1.524cm" svg:x="1.651cm" svg:y="6.35cm">
          <text:p text:style-name="P1">192.168.0.1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1.524cm" svg:x="20.701cm" svg:y="6.35cm">
          <text:p text:style-name="P1">172.16.0.1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397cm" svg:x="12.954cm" svg:y="6.47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3" draw:text-style-name="P2" draw:layer="layout" svg:x1="6.985cm" svg:y1="7.112cm" svg:x2="12.954cm" svg:y2="7.112cm">
          <text:p/>
        </draw:line>
        <draw:line draw:style-name="gr3" draw:text-style-name="P2" draw:layer="layout" svg:x1="14.351cm" svg:y1="7.112cm" svg:x2="20.701cm" svg:y2="7.112cm">
          <text:p/>
        </draw:line>
        <draw:frame draw:style-name="gr4" draw:text-style-name="P3" draw:layer="layout" svg:width="4.826cm" svg:height="1.524cm" svg:x="9.017cm" svg:y="5.842cm">
          <draw:text-box>
            <text:p>192.168.0.1</text:p>
          </draw:text-box>
        </draw:frame>
        <draw:frame draw:style-name="gr4" draw:text-style-name="P3" draw:layer="layout" svg:width="4.826cm" svg:height="1.524cm" svg:x="14.351cm" svg:y="5.842cm">
          <draw:text-box>
            <text:p>172.16.0.1</text:p>
          </draw:text-box>
        </draw:frame>
      </draw:page>
      <draw:page draw:name="page2" draw:style-name="dp1" draw:master-page-name="Default">
        <draw:custom-shape draw:style-name="gr5" draw:text-style-name="P4" draw:layer="layout" svg:width="26.416cm" svg:height="14.351cm" svg:x="0.762cm" svg:y="0.762cm">
          <text:p text:style-name="P1">VM Hos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89cm" svg:height="6.858cm" svg:x="1.651cm" svg:y="2.667cm">
          <text:p text:style-name="P1">VM 1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1.27cm" svg:x="21.336cm" svg:y="14.224cm">
          <text:p text:style-name="P1">Eth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1.27cm" svg:x="5.461cm" svg:y="8.89cm">
          <text:p text:style-name="P1">Eth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1.27cm" svg:x="5.461cm" svg:y="12.319cm">
          <text:p text:style-name="P1">Tap0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62cm" svg:y1="10.16cm" svg:x2="7.62cm" svg:y2="12.319cm">
          <text:p/>
        </draw:line>
        <draw:frame draw:style-name="gr8" draw:text-style-name="P3" draw:layer="layout" svg:width="3.556cm" svg:height="1.128cm" svg:x="7.874cm" svg:y="10.033cm">
          <draw:text-box>
            <text:p>10.0.0.100</text:p>
          </draw:text-box>
        </draw:frame>
        <draw:frame draw:style-name="gr8" draw:text-style-name="P3" draw:layer="layout" svg:width="3.556cm" svg:height="1.128cm" svg:x="7.874cm" svg:y="11.318cm">
          <draw:text-box>
            <text:p>10.0.0.1</text:p>
          </draw:text-box>
        </draw:frame>
      </draw:page>
      <draw:page draw:name="page3" draw:style-name="dp1" draw:master-page-name="Default">
        <draw:custom-shape draw:style-name="gr5" draw:text-style-name="P6" draw:layer="layout" svg:width="26.416cm" svg:height="14.351cm" svg:x="0.762cm" svg:y="0.762cm">
          <text:p text:style-name="P1"><text:span text:style-name="T1">VM Hos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8.89cm" svg:height="6.858cm" svg:x="1.651cm" svg:y="1.397cm">
          <text:p text:style-name="P1"><text:span text:style-name="T1">VM 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21.336cm" svg:y="14.224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5.461cm" svg:y="7.62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5.461cm" svg:y="10.287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62cm" svg:y1="8.89cm" svg:x2="7.62cm" svg:y2="10.287cm">
          <text:p/>
        </draw:line>
        <draw:frame draw:style-name="gr8" draw:text-style-name="P9" draw:layer="layout" svg:width="3.556cm" svg:height="1.128cm" svg:x="7.874cm" svg:y="8.763cm">
          <draw:text-box>
            <text:p><text:span text:style-name="T1">10.0.0.100</text:span></text:p>
          </draw:text-box>
        </draw:frame>
        <draw:frame draw:style-name="gr8" draw:text-style-name="P9" draw:layer="layout" svg:width="3.556cm" svg:height="1.128cm" svg:x="9.779cm" svg:y="10.16cm">
          <draw:text-box>
            <text:p><text:span text:style-name="T1">10.0.0.1</text:span></text:p>
          </draw:text-box>
        </draw:frame>
        <draw:custom-shape draw:style-name="gr9" draw:text-style-name="P10" draw:layer="layout" svg:width="14.224cm" svg:height="1.143cm" svg:x="6.858cm" svg:y="12.065cm">
          <text:p text:style-name="P1">Br0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6.858cm" svg:y="13.716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144cm" svg:y1="13.716cm" svg:x2="9.144cm" svg:y2="13.208cm">
          <text:p/>
        </draw:line>
      </draw:page>
      <draw:page draw:name="page4" draw:style-name="dp1" draw:master-page-name="Default">
        <draw:custom-shape draw:style-name="gr5" draw:text-style-name="P6" draw:layer="layout" svg:width="26.416cm" svg:height="14.351cm" svg:x="0.762cm" svg:y="0.762cm">
          <text:p text:style-name="P1"><text:span text:style-name="T1">VM Hos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8.89cm" svg:height="6.858cm" svg:x="1.651cm" svg:y="1.397cm">
          <text:p text:style-name="P1"><text:span text:style-name="T1">VM 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21.336cm" svg:y="14.224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5.461cm" svg:y="7.62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62cm" svg:y1="8.89cm" svg:x2="7.62cm" svg:y2="11.43cm">
          <text:p/>
        </draw:line>
        <draw:frame draw:style-name="gr8" draw:text-style-name="P9" draw:layer="layout" svg:width="3.556cm" svg:height="1.128cm" svg:x="7.874cm" svg:y="8.763cm">
          <draw:text-box>
            <text:p><text:span text:style-name="T1">10.0.0.100</text:span></text:p>
          </draw:text-box>
        </draw:frame>
        <draw:custom-shape draw:style-name="gr10" draw:text-style-name="P11" draw:layer="layout" svg:width="16.51cm" svg:height="1.143cm" svg:x="4.572cm" svg:y="12.065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6.858cm" svg:y="13.716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144cm" svg:y1="13.716cm" svg:x2="9.144cm" svg:y2="13.208cm">
          <text:p/>
        </draw:line>
        <draw:custom-shape draw:style-name="gr7" draw:text-style-name="P8" draw:layer="layout" svg:width="4.445cm" svg:height="1.27cm" svg:x="5.461cm" svg:y="11.43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5" draw:text-style-name="P6" draw:layer="layout" svg:width="26.416cm" svg:height="14.351cm" svg:x="0.762cm" svg:y="0.762cm">
          <text:p text:style-name="P1"><text:span text:style-name="T1">VM Hos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8.89cm" svg:height="6.858cm" svg:x="1.651cm" svg:y="1.397cm">
          <text:p text:style-name="P1"><text:span text:style-name="T1">VM 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21.336cm" svg:y="14.224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5.461cm" svg:y="7.62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62cm" svg:y1="8.89cm" svg:x2="7.62cm" svg:y2="11.43cm">
          <text:p/>
        </draw:line>
        <draw:custom-shape draw:style-name="gr11" draw:text-style-name="P11" draw:layer="layout" svg:width="20.32cm" svg:height="1.143cm" svg:x="4.572cm" svg:y="12.065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6.858cm" svg:y="13.716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144cm" svg:y1="13.716cm" svg:x2="9.144cm" svg:y2="13.208cm">
          <text:p/>
        </draw:line>
        <draw:custom-shape draw:style-name="gr7" draw:text-style-name="P8" draw:layer="layout" svg:width="4.445cm" svg:height="1.27cm" svg:x="5.461cm" svg:y="11.43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8.89cm" svg:height="6.858cm" svg:x="16.002cm" svg:y="1.398cm">
          <text:p text:style-name="P1"><text:span text:style-name="T1">VM 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19.812cm" svg:y="7.621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1.971cm" svg:y1="8.891cm" svg:x2="21.971cm" svg:y2="11.431cm">
          <text:p/>
        </draw:line>
        <draw:custom-shape draw:style-name="gr7" draw:text-style-name="P8" draw:layer="layout" svg:width="4.445cm" svg:height="1.27cm" svg:x="19.812cm" svg:y="11.431cm">
          <text:p text:style-name="P1"><text:span text:style-name="T1">Tap1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2" draw:text-style-name="P6" draw:layer="layout" svg:width="12.573cm" svg:height="9.65cm" svg:x="0.762cm" svg:y="0.762cm">
          <text:p text:style-name="P1"><text:span text:style-name="T1">Host 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1.22cm" svg:y="1.189cm">
          <text:p text:style-name="P1"><text:span text:style-name="T1">VM 1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6cm" svg:height="0.854cm" svg:x="3.18cm" svg:y="5.373cm">
          <text:p text:style-name="P1"><text:span text:style-name="T1">E</text:span><text:span text:style-name="T1">t</text:span><text:span text:style-name="T1">h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0.453cm" svg:height="1.605cm" svg:x="2.667cm" svg:y="7.285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286cm" svg:height="0.853cm" svg:x="3.683cm" svg:y="9.307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109cm" svg:height="0.855cm" svg:x="3.302cm" svg:y="6.858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8.602cm" svg:y="1.19cm">
          <text:p text:style-name="P1"><text:span text:style-name="T1">VM 2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10.562cm" svg:y="5.374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10.507cm" svg:y="6.859cm">
          <text:p text:style-name="P1"><text:span text:style-name="T1">Tap1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287cm" svg:height="2.378cm" svg:x="10.287cm" svg:y="8.382cm">
          <text:p text:style-name="P1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4.318cm" svg:y1="6.223cm" svg:x2="4.318cm" svg:y2="6.858cm">
          <text:p/>
        </draw:line>
        <draw:line draw:style-name="gr3" draw:text-style-name="P2" draw:layer="layout" svg:x1="11.176cm" svg:y1="6.223cm" svg:x2="11.176cm" svg:y2="6.858cm">
          <text:p/>
        </draw:line>
        <draw:line draw:style-name="gr3" draw:text-style-name="P2" draw:layer="layout" svg:x1="4.572cm" svg:y1="8.89cm" svg:x2="4.572cm" svg:y2="9.271cm">
          <text:p/>
        </draw:line>
        <draw:custom-shape draw:style-name="gr12" draw:text-style-name="P6" draw:layer="layout" svg:width="12.573cm" svg:height="9.65cm" svg:x="0.762cm" svg:y="0.762cm">
          <text:p text:style-name="P1"><text:span text:style-name="T1">H</text:span><text:span text:style-name="T1">o</text:span><text:span text:style-name="T1">s</text:span><text:span text:style-name="T1">t</text:span><text:span text:style-name="T1">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1.22cm" svg:y="1.189cm">
          <text:p text:style-name="P1"><text:span text:style-name="T1">V</text:span><text:span text:style-name="T1">M</text:span><text:span text:style-name="T1">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6cm" svg:height="0.854cm" svg:x="3.18cm" svg:y="5.373cm">
          <text:p text:style-name="P1"><text:span text:style-name="T1">E</text:span><text:span text:style-name="T1">t</text:span><text:span text:style-name="T1">h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0.453cm" svg:height="1.605cm" svg:x="2.667cm" svg:y="7.285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286cm" svg:height="0.853cm" svg:x="3.683cm" svg:y="9.307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109cm" svg:height="0.855cm" svg:x="3.302cm" svg:y="6.858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8.602cm" svg:y="1.19cm">
          <text:p text:style-name="P1"><text:span text:style-name="T1">VM 2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10.562cm" svg:y="5.374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10.507cm" svg:y="6.859cm">
          <text:p text:style-name="P1"><text:span text:style-name="T1">Tap1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287cm" svg:height="2.378cm" svg:x="10.287cm" svg:y="8.382cm">
          <text:p text:style-name="P1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4.318cm" svg:y1="6.223cm" svg:x2="4.318cm" svg:y2="6.858cm">
          <text:p/>
        </draw:line>
        <draw:line draw:style-name="gr3" draw:text-style-name="P2" draw:layer="layout" svg:x1="11.176cm" svg:y1="6.223cm" svg:x2="11.176cm" svg:y2="6.858cm">
          <text:p/>
        </draw:line>
        <draw:line draw:style-name="gr3" draw:text-style-name="P2" draw:layer="layout" svg:x1="4.572cm" svg:y1="8.89cm" svg:x2="4.572cm" svg:y2="9.271cm">
          <text:p/>
        </draw:line>
        <draw:custom-shape draw:style-name="gr12" draw:text-style-name="P6" draw:layer="layout" svg:width="12.573cm" svg:height="9.65cm" svg:x="14.478cm" svg:y="0.762cm">
          <text:p text:style-name="P1"><text:span text:style-name="T1">Host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14.936cm" svg:y="1.189cm">
          <text:p text:style-name="P1"><text:span text:style-name="T1">V</text:span><text:span text:style-name="T1">M</text:span><text:span text:style-name="T1">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6cm" svg:height="0.854cm" svg:x="16.896cm" svg:y="5.373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0.453cm" svg:height="1.605cm" svg:x="16.383cm" svg:y="7.285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286cm" svg:height="0.853cm" svg:x="17.399cm" svg:y="9.307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109cm" svg:height="0.855cm" svg:x="17.018cm" svg:y="6.858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22.318cm" svg:y="1.19cm">
          <text:p text:style-name="P1"><text:span text:style-name="T1">VM 2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22.478cm" svg:y="5.374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22.423cm" svg:y="6.859cm">
          <text:p text:style-name="P1"><text:span text:style-name="T1">Tap1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287cm" svg:height="2.378cm" svg:x="24.003cm" svg:y="8.382cm">
          <text:p text:style-name="P1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8.034cm" svg:y1="6.223cm" svg:x2="18.034cm" svg:y2="6.858cm">
          <text:p/>
        </draw:line>
        <draw:line draw:style-name="gr3" draw:text-style-name="P2" draw:layer="layout" svg:x1="23.092cm" svg:y1="6.223cm" svg:x2="23.092cm" svg:y2="6.858cm">
          <text:p/>
        </draw:line>
        <draw:line draw:style-name="gr3" draw:text-style-name="P2" draw:layer="layout" svg:x1="18.288cm" svg:y1="8.89cm" svg:x2="18.288cm" svg:y2="9.271cm">
          <text:p/>
        </draw:line>
        <draw:custom-shape draw:style-name="gr12" draw:text-style-name="P6" draw:layer="layout" svg:width="12.573cm" svg:height="9.65cm" svg:x="14.478cm" svg:y="0.762cm">
          <text:p text:style-name="P1"><text:span text:style-name="T1">H</text:span><text:span text:style-name="T1">o</text:span><text:span text:style-name="T1">s</text:span><text:span text:style-name="T1">t</text:span><text:span text:style-name="T1"> 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14.936cm" svg:y="1.189cm">
          <text:p text:style-name="P1"><text:span text:style-name="T1">V</text:span><text:span text:style-name="T1">M</text:span><text:span text:style-name="T1"> 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6cm" svg:height="0.854cm" svg:x="16.51cm" svg:y="5.373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0.453cm" svg:height="1.605cm" svg:x="16.383cm" svg:y="7.285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286cm" svg:height="0.853cm" svg:x="17.399cm" svg:y="9.307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109cm" svg:height="0.855cm" svg:x="16.632cm" svg:y="6.858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22.318cm" svg:y="1.19cm">
          <text:p text:style-name="P1"><text:span text:style-name="T1">VM 4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22.478cm" svg:y="5.374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22.423cm" svg:y="6.859cm">
          <text:p text:style-name="P1"><text:span text:style-name="T1">Tap1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287cm" svg:height="2.378cm" svg:x="24.003cm" svg:y="8.382cm">
          <text:p text:style-name="P1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7.648cm" svg:y1="6.223cm" svg:x2="17.648cm" svg:y2="6.858cm">
          <text:p/>
        </draw:line>
        <draw:line draw:style-name="gr3" draw:text-style-name="P2" draw:layer="layout" svg:x1="23.092cm" svg:y1="6.223cm" svg:x2="23.092cm" svg:y2="6.858cm">
          <text:p/>
        </draw:line>
        <draw:line draw:style-name="gr3" draw:text-style-name="P2" draw:layer="layout" svg:x1="18.288cm" svg:y1="8.89cm" svg:x2="18.288cm" svg:y2="9.271cm">
          <text:p/>
        </draw:line>
        <draw:custom-shape draw:style-name="gr20" draw:text-style-name="P10" draw:layer="layout" svg:width="20.828cm" svg:height="1.143cm" svg:x="5.842cm" svg:y="12.954cm">
          <text:p text:style-name="P1">Br0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2.54cm" svg:height="0.889cm" svg:x="10.16cm" svg:y="12.573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2.54cm" svg:height="0.889cm" svg:x="23.876cm" svg:y="12.573cm">
          <text:p text:style-name="P1"><text:span text:style-name="T1">Tap1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2.54cm" svg:height="0.889cm" svg:x="6.604cm" svg:y="14.605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43cm" svg:y1="10.795cm" svg:x2="11.43cm" svg:y2="12.573cm">
          <text:p/>
        </draw:line>
        <draw:line draw:style-name="gr3" draw:text-style-name="P2" draw:layer="layout" svg:x1="25.146cm" svg:y1="10.795cm" svg:x2="25.146cm" svg:y2="12.573cm">
          <text:p/>
        </draw:line>
        <draw:line draw:style-name="gr3" draw:text-style-name="P2" draw:layer="layout" svg:x1="7.747cm" svg:y1="14.097cm" svg:x2="7.747cm" svg:y2="14.605cm">
          <text:p/>
        </draw:line>
        <draw:frame draw:style-name="gr22" draw:text-style-name="P3" draw:layer="layout" svg:width="3.683cm" svg:height="0.891cm" svg:x="5.207cm" svg:y="5.842cm">
          <draw:text-box>
            <text:p>10.0.0.10</text:p>
          </draw:text-box>
        </draw:frame>
        <draw:frame draw:style-name="gr22" draw:text-style-name="P3" draw:layer="layout" svg:width="3.683cm" svg:height="0.891cm" svg:x="12.827cm" svg:y="5.843cm">
          <draw:text-box>
            <text:p>10.0.0.11</text:p>
          </draw:text-box>
        </draw:frame>
        <draw:frame draw:style-name="gr22" draw:text-style-name="P3" draw:layer="layout" svg:width="3.683cm" svg:height="0.891cm" svg:x="18.791cm" svg:y="5.843cm">
          <draw:text-box>
            <text:p>10.0.0.12</text:p>
          </draw:text-box>
        </draw:frame>
        <draw:frame draw:style-name="gr22" draw:text-style-name="P3" draw:layer="layout" svg:width="3.683cm" svg:height="0.891cm" svg:x="24.511cm" svg:y="5.843cm">
          <draw:text-box>
            <text:p>10.0.0.13</text:p>
          </draw:text-box>
        </draw:frame>
      </draw:page>
      <draw:page draw:name="page7" draw:style-name="dp1" draw:master-page-name="Default">
        <draw:custom-shape draw:style-name="gr23" draw:text-style-name="P10" draw:layer="layout" svg:width="8.763cm" svg:height="0.989cm" svg:x="18.415cm" svg:y="12.662cm">
          <text:p text:style-name="P1">Br1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2.573cm" svg:height="9.65cm" svg:x="0.762cm" svg:y="0.762cm">
          <text:p text:style-name="P1"><text:span text:style-name="T1">Host 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1.22cm" svg:y="1.189cm">
          <text:p text:style-name="P1"><text:span text:style-name="T1">VM 1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6cm" svg:height="0.854cm" svg:x="3.18cm" svg:y="5.373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0.453cm" svg:height="1.605cm" svg:x="2.667cm" svg:y="7.285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286cm" svg:height="0.853cm" svg:x="3.683cm" svg:y="9.307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109cm" svg:height="0.855cm" svg:x="3.302cm" svg:y="6.858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8.602cm" svg:y="1.19cm">
          <text:p text:style-name="P1"><text:span text:style-name="T1">VM 2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10.562cm" svg:y="5.374cm">
          <text:p text:style-name="P1"><text:span text:style-name="T1">E</text:span><text:span text:style-name="T1">t</text:span><text:span text:style-name="T1">h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10.507cm" svg:y="6.859cm">
          <text:p text:style-name="P1"><text:span text:style-name="T1">T</text:span><text:span text:style-name="T1">a</text:span><text:span text:style-name="T1">p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287cm" svg:height="2.378cm" svg:x="6.477cm" svg:y="8.382cm">
          <text:p text:style-name="P1"><text:span text:style-name="T1">E</text:span><text:span text:style-name="T1">t</text:span><text:span text:style-name="T1">h</text:span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4.318cm" svg:y1="6.223cm" svg:x2="4.318cm" svg:y2="6.858cm">
          <text:p/>
        </draw:line>
        <draw:line draw:style-name="gr3" draw:text-style-name="P2" draw:layer="layout" svg:x1="11.176cm" svg:y1="6.223cm" svg:x2="11.176cm" svg:y2="6.858cm">
          <text:p/>
        </draw:line>
        <draw:line draw:style-name="gr3" draw:text-style-name="P2" draw:layer="layout" svg:x1="4.572cm" svg:y1="8.89cm" svg:x2="4.572cm" svg:y2="9.271cm">
          <text:p/>
        </draw:line>
        <draw:custom-shape draw:style-name="gr12" draw:text-style-name="P6" draw:layer="layout" svg:width="12.573cm" svg:height="9.65cm" svg:x="0.762cm" svg:y="0.762cm">
          <text:p text:style-name="P1"><text:span text:style-name="T1">Host 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1.22cm" svg:y="1.189cm">
          <text:p text:style-name="P1"><text:span text:style-name="T1">VM 1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6cm" svg:height="0.854cm" svg:x="3.18cm" svg:y="5.373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0.453cm" svg:height="1.605cm" svg:x="2.667cm" svg:y="7.285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286cm" svg:height="0.853cm" svg:x="3.683cm" svg:y="9.307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109cm" svg:height="0.855cm" svg:x="3.302cm" svg:y="6.858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8.602cm" svg:y="1.19cm">
          <text:p text:style-name="P1"><text:span text:style-name="T1">VM 2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10.562cm" svg:y="5.374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10.507cm" svg:y="6.859cm">
          <text:p text:style-name="P1"><text:span text:style-name="T1">Tap1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287cm" svg:height="2.378cm" svg:x="6.477cm" svg:y="8.382cm">
          <text:p text:style-name="P1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4.318cm" svg:y1="6.223cm" svg:x2="4.318cm" svg:y2="6.858cm">
          <text:p/>
        </draw:line>
        <draw:line draw:style-name="gr3" draw:text-style-name="P2" draw:layer="layout" svg:x1="11.176cm" svg:y1="6.223cm" svg:x2="11.176cm" svg:y2="6.858cm">
          <text:p/>
        </draw:line>
        <draw:line draw:style-name="gr3" draw:text-style-name="P2" draw:layer="layout" svg:x1="4.572cm" svg:y1="8.89cm" svg:x2="4.572cm" svg:y2="9.271cm">
          <text:p/>
        </draw:line>
        <draw:custom-shape draw:style-name="gr12" draw:text-style-name="P6" draw:layer="layout" svg:width="12.573cm" svg:height="9.65cm" svg:x="14.478cm" svg:y="0.762cm">
          <text:p text:style-name="P1"><text:span text:style-name="T1">Host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14.936cm" svg:y="1.189cm">
          <text:p text:style-name="P1"><text:span text:style-name="T1">VM 1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6cm" svg:height="0.854cm" svg:x="16.896cm" svg:y="5.373cm">
          <text:p text:style-name="P1"><text:span text:style-name="T1">E</text:span><text:span text:style-name="T1">t</text:span><text:span text:style-name="T1">h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0.453cm" svg:height="1.605cm" svg:x="16.383cm" svg:y="7.285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286cm" svg:height="0.853cm" svg:x="17.399cm" svg:y="9.307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109cm" svg:height="0.855cm" svg:x="17.018cm" svg:y="6.858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21.844cm" svg:y="1.19cm">
          <text:p text:style-name="P1"><text:span text:style-name="T1">VM 2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22.131cm" svg:y="5.374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22.076cm" svg:y="6.859cm">
          <text:p text:style-name="P1"><text:span text:style-name="T1">Tap1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287cm" svg:height="2.378cm" svg:x="24.003cm" svg:y="8.382cm">
          <text:p text:style-name="P1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8.034cm" svg:y1="6.223cm" svg:x2="18.034cm" svg:y2="6.858cm">
          <text:p/>
        </draw:line>
        <draw:line draw:style-name="gr3" draw:text-style-name="P2" draw:layer="layout" svg:x1="22.745cm" svg:y1="6.223cm" svg:x2="22.745cm" svg:y2="6.858cm">
          <text:p/>
        </draw:line>
        <draw:line draw:style-name="gr3" draw:text-style-name="P2" draw:layer="layout" svg:x1="18.288cm" svg:y1="8.89cm" svg:x2="18.288cm" svg:y2="9.271cm">
          <text:p/>
        </draw:line>
        <draw:custom-shape draw:style-name="gr12" draw:text-style-name="P6" draw:layer="layout" svg:width="12.573cm" svg:height="9.65cm" svg:x="14.478cm" svg:y="0.762cm">
          <text:p text:style-name="P1"><text:span text:style-name="T1">Host 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14.936cm" svg:y="1.189cm">
          <text:p text:style-name="P1"><text:span text:style-name="T1">VM 3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6cm" svg:height="0.854cm" svg:x="15.748cm" svg:y="5.334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1.469cm" svg:height="1.605cm" svg:x="15.367cm" svg:y="7.285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286cm" svg:height="0.853cm" svg:x="17.399cm" svg:y="9.307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109cm" svg:height="0.855cm" svg:x="15.87cm" svg:y="6.819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73cm" svg:height="4.611cm" svg:x="21.843cm" svg:y="1.19cm">
          <text:p text:style-name="P1"><text:span text:style-name="T1">VM 4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22.131cm" svg:y="5.374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287cm" svg:height="0.854cm" svg:x="22.076cm" svg:y="6.859cm">
          <text:p text:style-name="P1"><text:span text:style-name="T1">Tap1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287cm" svg:height="2.378cm" svg:x="24.003cm" svg:y="8.382cm">
          <text:p text:style-name="P1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6.886cm" svg:y1="6.184cm" svg:x2="16.886cm" svg:y2="6.819cm">
          <text:p/>
        </draw:line>
        <draw:line draw:style-name="gr3" draw:text-style-name="P2" draw:layer="layout" svg:x1="22.745cm" svg:y1="6.223cm" svg:x2="22.745cm" svg:y2="6.858cm">
          <text:p/>
        </draw:line>
        <draw:line draw:style-name="gr3" draw:text-style-name="P2" draw:layer="layout" svg:x1="18.288cm" svg:y1="8.89cm" svg:x2="18.288cm" svg:y2="9.271cm">
          <text:p/>
        </draw:line>
        <draw:custom-shape draw:style-name="gr23" draw:text-style-name="P10" draw:layer="layout" svg:width="8.763cm" svg:height="0.989cm" svg:x="1.143cm" svg:y="12.662cm">
          <text:p text:style-name="P1">Br0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54cm" svg:height="0.769cm" svg:x="6.35cm" svg:y="12.333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54cm" svg:height="0.769cm" svg:x="23.876cm" svg:y="12.333cm">
          <text:p text:style-name="P1"><text:span text:style-name="T1">Tap1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54cm" svg:height="0.769cm" svg:x="2.794cm" svg:y="14.09cm">
          <text:p text:style-name="P1"><text:span text:style-name="T1">Br0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62cm" svg:y1="10.795cm" svg:x2="7.62cm" svg:y2="12.333cm">
          <text:p/>
        </draw:line>
        <draw:line draw:style-name="gr3" draw:text-style-name="P2" draw:layer="layout" svg:x1="25.146cm" svg:y1="10.795cm" svg:x2="25.146cm" svg:y2="12.333cm">
          <text:p/>
        </draw:line>
        <draw:line draw:style-name="gr3" draw:text-style-name="P2" draw:layer="layout" svg:x1="3.937cm" svg:y1="13.651cm" svg:x2="3.937cm" svg:y2="14.09cm">
          <text:p/>
        </draw:line>
        <draw:custom-shape draw:style-name="gr25" draw:text-style-name="P8" draw:layer="layout" svg:width="2.54cm" svg:height="0.769cm" svg:x="24.511cm" svg:y="14.09cm">
          <text:p text:style-name="P1"><text:span text:style-name="T1">Br1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5.654cm" svg:y1="13.651cm" svg:x2="25.654cm" svg:y2="14.09cm">
          <text:p/>
        </draw:line>
        <draw:custom-shape draw:style-name="gr26" draw:text-style-name="P6" draw:layer="layout" svg:width="7.112cm" svg:height="4.064cm" svg:x="10.668cm" svg:y="10.795cm">
          <text:p text:style-name="P1"><text:span text:style-name="T1">Host 3</text:span><text:span text:style-name="T1"><text:line-break/></text:span><text:span text:style-name="T1">(Router)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xml:id="id2" draw:id="id2" draw:layer="layout" svg:width="2.286cm" svg:height="0.739cm" svg:x="9.779cm" svg:y="13.98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1" draw:id="id1" draw:layer="layout" svg:width="2.287cm" svg:height="0.738cm" svg:x="6.35cm" svg:y="13.352cm">
          <text:p text:style-name="P1"><text:span text:style-name="T1">Tap2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3" draw:id="id3" draw:layer="layout" svg:width="2.287cm" svg:height="0.738cm" svg:x="18.922cm" svg:y="13.352cm">
          <text:p text:style-name="P1"><text:span text:style-name="T1">Tap3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svg:x1="7.493cm" svg:y1="14.09cm" svg:x2="9.779cm" svg:y2="14.349cm" draw:start-shape="id1" draw:start-glue-point="2" draw:end-shape="id2" draw:end-glue-point="3" svg:d="M7493 14090v501h1715v-242h571" svg:viewBox="0 0 2287 502">
          <text:p/>
        </draw:connector>
        <draw:custom-shape draw:style-name="gr27" draw:text-style-name="P8" xml:id="id4" draw:id="id4" draw:layer="layout" svg:width="2.286cm" svg:height="0.739cm" svg:x="16.129cm" svg:y="13.98cm">
          <text:p text:style-name="P1"><text:span text:style-name="T1">Eth1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svg:x1="20.065cm" svg:y1="14.09cm" svg:x2="18.415cm" svg:y2="14.349cm" draw:start-shape="id3" draw:start-glue-point="2" draw:end-shape="id4" draw:end-glue-point="1" svg:d="M20065 14090v259h-1650" svg:viewBox="0 0 1651 260">
          <text:p/>
        </draw:connector>
        <draw:custom-shape draw:style-name="gr30" draw:text-style-name="P12" xml:id="id5" draw:id="id5" draw:layer="layout" svg:width="2.667cm" svg:height="2.306cm" svg:x="12.827cm" svg:y="12.22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29" draw:text-style-name="P1" draw:layer="layout" svg:x1="10.922cm" svg:y1="13.98cm" svg:x2="12.827cm" svg:y2="13.376cm" draw:start-shape="id2" draw:start-glue-point="0" draw:end-shape="id5" draw:end-glue-point="6" svg:d="M10922 13980v-604h1905" svg:viewBox="0 0 1906 605">
          <text:p/>
        </draw:connector>
        <draw:connector draw:style-name="gr29" draw:text-style-name="P1" draw:layer="layout" svg:x1="15.494cm" svg:y1="13.376cm" svg:x2="17.272cm" svg:y2="13.98cm" draw:start-shape="id5" draw:start-glue-point="10" draw:end-shape="id4" draw:end-glue-point="0" svg:d="M15494 13376h1778v604" svg:viewBox="0 0 1779 605">
          <text:p/>
        </draw:connector>
        <draw:frame draw:style-name="gr22" draw:text-style-name="P3" draw:layer="layout" svg:width="3.683cm" svg:height="0.891cm" svg:x="5.208cm" svg:y="5.842cm">
          <draw:text-box>
            <text:p>10.0.0.10</text:p>
          </draw:text-box>
        </draw:frame>
        <draw:frame draw:style-name="gr22" draw:text-style-name="P3" draw:layer="layout" svg:width="3.683cm" svg:height="0.891cm" svg:x="12.729cm" svg:y="5.843cm">
          <draw:text-box>
            <text:p>10.0.0.11</text:p>
          </draw:text-box>
        </draw:frame>
        <draw:frame draw:style-name="gr31" draw:text-style-name="P14" draw:layer="layout" svg:width="4.445cm" svg:height="1.531cm" svg:x="17.78cm" svg:y="5.835cm">
          <draw:text-box>
            <text:p text:style-name="P13">192.168.0.10</text:p>
          </draw:text-box>
        </draw:frame>
        <draw:frame draw:style-name="gr31" draw:text-style-name="P14" draw:layer="layout" svg:width="4.445cm" svg:height="1.531cm" svg:x="24.254cm" svg:y="5.842cm">
          <draw:text-box>
            <text:p text:style-name="P13">192.168.0.11</text:p>
          </draw:text-box>
        </draw:frame>
        <draw:frame draw:style-name="gr22" draw:text-style-name="P3" draw:layer="layout" svg:width="3.683cm" svg:height="0.891cm" svg:x="8.763cm" svg:y="14.986cm">
          <draw:text-box>
            <text:p>10.0.0.1</text:p>
          </draw:text-box>
        </draw:frame>
        <draw:frame draw:style-name="gr31" draw:text-style-name="P14" draw:layer="layout" svg:width="4.445cm" svg:height="1.531cm" svg:x="16.256cm" svg:y="14.986cm">
          <draw:text-box>
            <text:p text:style-name="P13">192.168.0.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DejaVu Sans" svg:font-family="'DejaVu Sans'" style:font-family-generic="roman" style:font-pitch="variable"/>
    <style:font-face style:name="Tinos" svg:font-family="Tinos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9:05:38.478133797</meta:creation-date>
    <dc:date>2016-08-17T16:05:41.073989332</dc:date>
    <meta:editing-duration>PT3H59M54S</meta:editing-duration>
    <meta:editing-cycles>39</meta:editing-cycles>
    <meta:generator>LibreOffice/5.1.5.2$Linux_X86_64 LibreOffice_project/10m0$Build-2</meta:generator>
    <meta:document-statistic meta:object-count="190"/>
  </office:meta>
</office:document-meta>
</file>